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212cm" svg:stroke-color="#000000" draw:marker-start-width="0.518cm" draw:marker-end-width="0.518cm" draw:fill="solid" draw:fill-color="#cccccc" loext:fill-use-slide-background="false" draw:textarea-horizontal-align="justify" draw:textarea-vertical-align="middle" draw:auto-grow-height="false" fo:min-height="18.172cm" fo:min-width="17.922cm" fo:padding-top="0.231cm" fo:padding-bottom="0.231cm" fo:padding-left="0.356cm" fo:padding-right="0.356cm" fo:wrap-option="wrap"/>
    </style:style>
    <style:style style:name="gr2" style:family="graphic" style:parent-style-name="standard">
      <style:graphic-properties svg:stroke-width="0.106cm" svg:stroke-color="#000000" draw:marker-start-width="0.359cm" draw:marker-end-width="0.359cm" draw:fill="solid" draw:fill-color="#729fcf" loext:fill-use-slide-background="false" draw:textarea-horizontal-align="justify" draw:textarea-vertical-align="middle" draw:auto-grow-height="false" fo:min-height="12.214cm" fo:min-width="11.964cm" fo:padding-top="0.178cm" fo:padding-bottom="0.178cm" fo:padding-left="0.303cm" fo:padding-right="0.303cm" fo:wrap-option="wrap"/>
    </style:style>
    <style:style style:name="gr3" style:family="graphic" style:parent-style-name="standard">
      <style:graphic-properties draw:stroke="none" svg:stroke-width="0.081cm" svg:stroke-color="#000000" draw:marker-start-width="0.321cm" draw:marker-end-width="0.321cm" draw:fill="hatch" draw:fill-color="#ffbf00" draw:fill-hatch-name="Red_20_90_20_Degrees_20_Crossed_20_1" draw:fill-hatch-solid="false" draw:opacity="100%" draw:textarea-horizontal-align="justify" draw:textarea-vertical-align="middle" draw:auto-grow-height="false" fo:min-height="8.348cm" fo:min-width="3.159cm" fo:padding-top="0.165cm" fo:padding-bottom="0.165cm" fo:padding-left="0.29cm" fo:padding-right="0.29cm"/>
    </style:style>
    <style:style style:name="gr4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862cm" fo:min-width="0.3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944cm" fo:min-width="0.27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2.782cm" fo:min-width="0.27cm" fo:padding-top="0.165cm" fo:padding-bottom="0.165cm" fo:padding-left="0.29cm" fo:padding-right="0.29cm"/>
    </style:style>
    <style:style style:name="gr8" style:family="graphic" style:parent-style-name="standard">
      <style:graphic-properties svg:stroke-width="0.811cm" svg:stroke-color="#000000" draw:marker-start-width="1.414cm" draw:marker-end-width="1.414cm" draw:fill="none" draw:fill-color="#cccccc" loext:fill-use-slide-background="false" draw:textarea-horizontal-align="justify" draw:textarea-vertical-align="middle" draw:auto-grow-height="false" fo:min-height="17.961cm" fo:min-width="17.715cm" fo:padding-top="0.528cm" fo:padding-bottom="0.528cm" fo:padding-left="0.653cm" fo:padding-right="0.653cm" fo:wrap-option="wrap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75cm" fo:min-width="0.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loext:graphic-properties draw:fill="solid" draw:fill-color="#729fcf"/>
      <style:paragraph-properties fo:text-align="center"/>
    </style:style>
    <style:style style:name="P3" style:family="paragraph">
      <loext:graphic-properties draw:fill="hatch" draw:fill-color="#ffbf00" draw:fill-hatch-name="Red_20_90_20_Degrees_20_Crossed_20_1" draw:fill-hatch-solid="false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cccccc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2cm" svg:height="26.2cm" svg:x="0.9cm" svg:y="-5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7.776cm" svg:height="17.776cm" svg:x="5.112cm" svg:y="-1.0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477cm" svg:height="26.033cm" draw:transform="skewX (1.9135233233597E-017) rotate (1.48352986419518) translate (0.575cm 11.57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4" draw:layer="layout" svg:x1="1cm" svg:y1="7.875cm" svg:x2="27cm" svg:y2="7.875cm">
          <text:p/>
        </draw:line>
        <draw:custom-shape draw:style-name="gr5" draw:text-style-name="P4" draw:layer="layout" svg:width="1.2cm" svg:height="4.4cm" svg:x="0.4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1.2cm" svg:height="1.8cm" svg:x="26.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1.2cm" svg:height="4.4cm" svg:x="0.401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26.899cm" svg:height="26.899cm" svg:x="0.551cm" svg:y="-5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cm" svg:height="0.425cm" svg:x="0.3cm" svg:y="7.663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8cm" svg:height="1.508cm" svg:x="1.8cm" svg:y="5.892cm">
          <draw:text-box>
            <text:p><text:span text:style-name="T1">1</text:span></text:p>
          </draw:text-box>
        </draw:frame>
        <draw:frame draw:style-name="gr10" draw:text-style-name="P7" draw:layer="layout" svg:width="0.8cm" svg:height="1.508cm" svg:x="25.4cm" svg:y="5.892cm">
          <draw:text-box>
            <text:p><text:span text:style-name="T1">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double" draw:color="#ffbf00" draw:distance="0.1cm" draw:rotation="450"/>
    <draw:marker draw:name="Arrow" svg:viewBox="0 0 20 30" svg:d="M10 0l-10 30h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6:49:38.889185426</meta:creation-date>
    <dc:date>2023-09-27T10:41:26.968797658</dc:date>
    <meta:editing-duration>PT33M43S</meta:editing-duration>
    <meta:editing-cycles>9</meta:editing-cycles>
    <meta:generator>LibreOffice/7.4.5.1$Linux_X86_64 LibreOffice_project/40$Build-1</meta:generator>
    <meta:document-statistic meta:object-count="34"/>
  </office:meta>
</office:document-meta>
</file>